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2" svg:font-family="'Liberation Serif'" style:font-family-generic="roman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06c803" officeooo:paragraph-rsid="0006c803" style:font-size-asian="12.25pt" style:font-name-complex="Ubuntu" style:font-size-complex="14pt"/>
    </style:style>
    <style:style style:name="P2" style:family="paragraph" style:parent-style-name="Standard">
      <style:paragraph-properties fo:text-align="end" style:justify-single-word="false"/>
      <style:text-properties fo:font-size="14pt" officeooo:rsid="0006c803" officeooo:paragraph-rsid="0006c803" style:font-size-asian="12.25pt" style:font-name-complex="Ubuntu" style:font-size-complex="14pt"/>
    </style:style>
    <style:style style:name="P3" style:family="paragraph" style:parent-style-name="Standard">
      <style:paragraph-properties fo:text-align="end" style:justify-single-word="false"/>
      <style:text-properties fo:font-size="14pt" officeooo:rsid="0008ba23" officeooo:paragraph-rsid="0008ba23" style:font-size-asian="12.25pt" style:font-name-complex="Ubuntu" style:font-size-complex="14pt"/>
    </style:style>
    <style:style style:name="P4" style:family="paragraph" style:parent-style-name="Standard">
      <style:paragraph-properties fo:text-align="end" style:justify-single-word="false"/>
      <style:text-properties style:text-line-through-style="none" style:text-line-through-type="none" fo:font-size="14pt" officeooo:rsid="0008ba23" officeooo:paragraph-rsid="0008ba23" style:font-size-asian="12.25pt" style:font-name-complex="Ubuntu" style:font-size-complex="14pt"/>
    </style:style>
    <style:style style:name="P5" style:family="paragraph" style:parent-style-name="Standard">
      <style:paragraph-properties fo:text-align="end" style:justify-single-word="false"/>
      <style:text-properties style:text-line-through-style="none" style:text-line-through-type="none" fo:font-size="14pt" officeooo:rsid="0008ba23" officeooo:paragraph-rsid="0008ba23" style:font-size-asian="12.25pt" style:font-name-complex="Ubuntu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אזרחות </text:p>
      <text:p text:style-name="P2">מטלת ביצוע אזרחית:</text:p>
      <text:p text:style-name="P2"/>
      <text:p text:style-name="P2">בעיה אזרחית- חייב להשפיע\להפריע לכמות גדולה באוכליסייה.</text:p>
      <text:p text:style-name="P2"/>
      <text:p text:style-name="P3">ספירה ספרותית- לוקח מקורות מידע מהימנים וכתוב את כל המידע האפשרי על הנושא המסוים ללא דעה בכלל.</text:p>
      <text:p text:style-name="P3"/>
      <text:p text:style-name="P3">איסוף מידע מהשטח:</text:p>
      <text:p text:style-name="P3">-שאלונים</text:p>
      <text:p text:style-name="P4">-ראיונות עומק</text:p>
      <text:p text:style-name="P4">-תצפית</text:p>
      <text:p text:style-name="P4"/>
      <text:p text:style-name="P3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2" svg:font-family="'Liberation Serif'" style:font-family-generic="roman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iberation Serif1" style:font-size-complex="12pt" style:language-complex="he" style:country-complex="IL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iberation Serif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iberation Serif2" style:font-family-complex="'Liberation Serif'" style:font-family-generic-complex="roman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iberation Serif2" style:font-family-complex="'Liberation Serif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iberation Serif2" style:font-family-complex="'Liberation Serif'" style:font-family-generic-complex="roma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rl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0T09:55:53.979380670</meta:creation-date>
    <meta:editing-duration>PT39S</meta:editing-duration>
    <meta:editing-cycles>2</meta:editing-cycles>
    <meta:generator>LibreOffice/7.1.5.2$Linux_X86_64 LibreOffice_project/10$Build-2</meta:generator>
    <dc:date>2021-09-10T09:56:31.567722221</dc:date>
    <meta:document-statistic meta:table-count="0" meta:image-count="0" meta:object-count="0" meta:page-count="1" meta:paragraph-count="8" meta:word-count="35" meta:character-count="218" meta:non-whitespace-character-count="190"/>
  </office:meta>
</office:document-meta>
</file>